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2.52" calcext:value-type="float">
            <text:p>2.520</text:p>
          </table:table-cell>
          <table:table-cell office:value-type="float" office:value="23.1868171084358" calcext:value-type="float">
            <text:p>23.187</text:p>
          </table:table-cell>
          <table:table-cell office:value-type="float" office:value="0.699141437972401" calcext:value-type="float">
            <text:p>0.69914</text:p>
          </table:table-cell>
          <table:table-cell office:value-type="float" office:value="10866.6029052734" calcext:value-type="float">
            <text:p>10866.60</text:p>
          </table:table-cell>
          <table:table-cell office:value-type="float" office:value="3524.09875488281" calcext:value-type="float">
            <text:p>3524.1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81" calcext:value-type="float">
            <text:p>3.810</text:p>
          </table:table-cell>
          <table:table-cell office:value-type="float" office:value="25.2672360107497" calcext:value-type="float">
            <text:p>25.267</text:p>
          </table:table-cell>
          <table:table-cell office:value-type="float" office:value="0.750685315199659" calcext:value-type="float">
            <text:p>0.75069</text:p>
          </table:table-cell>
          <table:table-cell office:value-type="float" office:value="9629.53784179688" calcext:value-type="float">
            <text:p>9629.54</text:p>
          </table:table-cell>
          <table:table-cell office:value-type="float" office:value="3439.38330078125" calcext:value-type="float">
            <text:p>3439.38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4.9" calcext:value-type="float">
            <text:p>4.900</text:p>
          </table:table-cell>
          <table:table-cell office:value-type="float" office:value="26.5068349814221" calcext:value-type="float">
            <text:p>26.507</text:p>
          </table:table-cell>
          <table:table-cell office:value-type="float" office:value="0.778213768118828" calcext:value-type="float">
            <text:p>0.77821</text:p>
          </table:table-cell>
          <table:table-cell office:value-type="float" office:value="9535.83471679688" calcext:value-type="float">
            <text:p>9535.83</text:p>
          </table:table-cell>
          <table:table-cell office:value-type="float" office:value="3704.91864013672" calcext:value-type="float">
            <text:p>3704.9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.25" calcext:value-type="float">
            <text:p>6.250</text:p>
          </table:table-cell>
          <table:table-cell office:value-type="float" office:value="27.7008057954847" calcext:value-type="float">
            <text:p>27.701</text:p>
          </table:table-cell>
          <table:table-cell office:value-type="float" office:value="0.802910050712047" calcext:value-type="float">
            <text:p>0.80291</text:p>
          </table:table-cell>
          <table:table-cell office:value-type="float" office:value="8994.30529785156" calcext:value-type="float">
            <text:p>8994.31</text:p>
          </table:table-cell>
          <table:table-cell office:value-type="float" office:value="3700.10406494141" calcext:value-type="float">
            <text:p>3700.10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7.6" calcext:value-type="float">
            <text:p>7.600</text:p>
          </table:table-cell>
          <table:table-cell office:value-type="float" office:value="28.64227196723" calcext:value-type="float">
            <text:p>28.642</text:p>
          </table:table-cell>
          <table:table-cell office:value-type="float" office:value="0.822386725633261" calcext:value-type="float">
            <text:p>0.82239</text:p>
          </table:table-cell>
          <table:table-cell office:value-type="float" office:value="8893.14343261719" calcext:value-type="float">
            <text:p>8893.14</text:p>
          </table:table-cell>
          <table:table-cell office:value-type="float" office:value="3887.23388671875" calcext:value-type="float">
            <text:p>3887.2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9.13" calcext:value-type="float">
            <text:p>9.130</text:p>
          </table:table-cell>
          <table:table-cell office:value-type="float" office:value="29.5042302875367" calcext:value-type="float">
            <text:p>29.504</text:p>
          </table:table-cell>
          <table:table-cell office:value-type="float" office:value="0.842765245538227" calcext:value-type="float">
            <text:p>0.84277</text:p>
          </table:table-cell>
          <table:table-cell office:value-type="float" office:value="8522.51037597656" calcext:value-type="float">
            <text:p>8522.51</text:p>
          </table:table-cell>
          <table:table-cell office:value-type="float" office:value="3809.51062011719" calcext:value-type="float">
            <text:p>3809.51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0.7" calcext:value-type="float">
            <text:p>10.700</text:p>
          </table:table-cell>
          <table:table-cell office:value-type="float" office:value="30.1336847451786" calcext:value-type="float">
            <text:p>30.134</text:p>
          </table:table-cell>
          <table:table-cell office:value-type="float" office:value="0.855071643579516" calcext:value-type="float">
            <text:p>0.85507</text:p>
          </table:table-cell>
          <table:table-cell office:value-type="float" office:value="8180.43090820312" calcext:value-type="float">
            <text:p>8180.43</text:p>
          </table:table-cell>
          <table:table-cell office:value-type="float" office:value="3803.3037109375" calcext:value-type="float">
            <text:p>3803.3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.55" calcext:value-type="float">
            <text:p>12.550</text:p>
          </table:table-cell>
          <table:table-cell office:value-type="float" office:value="30.790941814241" calcext:value-type="float">
            <text:p>30.791</text:p>
          </table:table-cell>
          <table:table-cell office:value-type="float" office:value="0.868402916171026" calcext:value-type="float">
            <text:p>0.86840</text:p>
          </table:table-cell>
          <table:table-cell office:value-type="float" office:value="7903.11975097656" calcext:value-type="float">
            <text:p>7903.12</text:p>
          </table:table-cell>
          <table:table-cell office:value-type="float" office:value="3647.83837890625" calcext:value-type="float">
            <text:p>3647.84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4.3" calcext:value-type="float">
            <text:p>14.300</text:p>
          </table:table-cell>
          <table:table-cell office:value-type="float" office:value="31.388969720386" calcext:value-type="float">
            <text:p>31.389</text:p>
          </table:table-cell>
          <table:table-cell office:value-type="float" office:value="0.878468559189201" calcext:value-type="float">
            <text:p>0.87847</text:p>
          </table:table-cell>
          <table:table-cell office:value-type="float" office:value="7772.14624023438" calcext:value-type="float">
            <text:p>7772.15</text:p>
          </table:table-cell>
          <table:table-cell office:value-type="float" office:value="3627.44189453125" calcext:value-type="float">
            <text:p>3627.4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.28" calcext:value-type="float">
            <text:p>16.280</text:p>
          </table:table-cell>
          <table:table-cell office:value-type="float" office:value="31.9167351787791" calcext:value-type="float">
            <text:p>31.917</text:p>
          </table:table-cell>
          <table:table-cell office:value-type="float" office:value="0.887635825361681" calcext:value-type="float">
            <text:p>0.88764</text:p>
          </table:table-cell>
          <table:table-cell office:value-type="float" office:value="7592.83288574219" calcext:value-type="float">
            <text:p>7592.83</text:p>
          </table:table-cell>
          <table:table-cell office:value-type="float" office:value="3601.45733642578" calcext:value-type="float">
            <text:p>3601.46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8.2" calcext:value-type="float">
            <text:p>18.200</text:p>
          </table:table-cell>
          <table:table-cell office:value-type="float" office:value="32.352573119325" calcext:value-type="float">
            <text:p>32.353</text:p>
          </table:table-cell>
          <table:table-cell office:value-type="float" office:value="0.89553903248333" calcext:value-type="float">
            <text:p>0.89554</text:p>
          </table:table-cell>
          <table:table-cell office:value-type="float" office:value="7446.6630859375" calcext:value-type="float">
            <text:p>7446.66</text:p>
          </table:table-cell>
          <table:table-cell office:value-type="float" office:value="3527.31414794922" calcext:value-type="float">
            <text:p>3527.3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0.3" calcext:value-type="float">
            <text:p>20.300</text:p>
          </table:table-cell>
          <table:table-cell office:value-type="float" office:value="32.7573726413084" calcext:value-type="float">
            <text:p>32.757</text:p>
          </table:table-cell>
          <table:table-cell office:value-type="float" office:value="0.901992268683776" calcext:value-type="float">
            <text:p>0.90199</text:p>
          </table:table-cell>
          <table:table-cell office:value-type="float" office:value="7288.78234863281" calcext:value-type="float">
            <text:p>7288.78</text:p>
          </table:table-cell>
          <table:table-cell office:value-type="float" office:value="3506.96624755859" calcext:value-type="float">
            <text:p>3506.97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2.4" calcext:value-type="float">
            <text:p>22.400</text:p>
          </table:table-cell>
          <table:table-cell office:value-type="float" office:value="33.1265454597019" calcext:value-type="float">
            <text:p>33.127</text:p>
          </table:table-cell>
          <table:table-cell office:value-type="float" office:value="0.906427527676129" calcext:value-type="float">
            <text:p>0.90643</text:p>
          </table:table-cell>
          <table:table-cell office:value-type="float" office:value="7277.3349609375" calcext:value-type="float">
            <text:p>7277.33</text:p>
          </table:table-cell>
          <table:table-cell office:value-type="float" office:value="3556.36578369141" calcext:value-type="float">
            <text:p>3556.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85395.045950378" calcext:value-type="float">
            <text:p>385395.045950378</text:p>
          </table:table-cell>
          <table:table-cell table:style-name="ce6" office:value-type="float" office:value="1074741.054327" calcext:value-type="float">
            <text:p>1074741.05432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7" calcext:value-type="float">
            <text:p>2.700</text:p>
          </table:table-cell>
          <table:table-cell office:value-type="float" office:value="21.6636722583952" calcext:value-type="float">
            <text:p>21.664</text:p>
          </table:table-cell>
          <table:table-cell office:value-type="float" office:value="0.528617352809676" calcext:value-type="float">
            <text:p>0.52862</text:p>
          </table:table-cell>
          <table:table-cell office:value-type="float" office:value="12288.2501220703" calcext:value-type="float">
            <text:p>12288.25</text:p>
          </table:table-cell>
          <table:table-cell office:value-type="float" office:value="3930.60491943359" calcext:value-type="float">
            <text:p>3930.60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9" calcext:value-type="float">
            <text:p>3.900</text:p>
          </table:table-cell>
          <table:table-cell office:value-type="float" office:value="22.6813234491807" calcext:value-type="float">
            <text:p>22.681</text:p>
          </table:table-cell>
          <table:table-cell office:value-type="float" office:value="0.590728537238827" calcext:value-type="float">
            <text:p>0.59073</text:p>
          </table:table-cell>
          <table:table-cell office:value-type="float" office:value="14409.6495361328" calcext:value-type="float">
            <text:p>14409.65</text:p>
          </table:table-cell>
          <table:table-cell office:value-type="float" office:value="5282.92230224609" calcext:value-type="float">
            <text:p>5282.92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9" calcext:value-type="float">
            <text:p>4.900</text:p>
          </table:table-cell>
          <table:table-cell office:value-type="float" office:value="23.2834043664286" calcext:value-type="float">
            <text:p>23.283</text:p>
          </table:table-cell>
          <table:table-cell office:value-type="float" office:value="0.628461545228456" calcext:value-type="float">
            <text:p>0.62846</text:p>
          </table:table-cell>
          <table:table-cell office:value-type="float" office:value="17708.3055419922" calcext:value-type="float">
            <text:p>17708.31</text:p>
          </table:table-cell>
          <table:table-cell office:value-type="float" office:value="6679.24011230469" calcext:value-type="float">
            <text:p>6679.24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" calcext:value-type="float">
            <text:p>6.000</text:p>
          </table:table-cell>
          <table:table-cell office:value-type="float" office:value="23.8153193211259" calcext:value-type="float">
            <text:p>23.815</text:p>
          </table:table-cell>
          <table:table-cell office:value-type="float" office:value="0.668082828390508" calcext:value-type="float">
            <text:p>0.66808</text:p>
          </table:table-cell>
          <table:table-cell office:value-type="float" office:value="21619.5915527344" calcext:value-type="float">
            <text:p>21619.59</text:p>
          </table:table-cell>
          <table:table-cell office:value-type="float" office:value="7928.12652587891" calcext:value-type="float">
            <text:p>7928.13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" calcext:value-type="float">
            <text:p>7.000</text:p>
          </table:table-cell>
          <table:table-cell office:value-type="float" office:value="24.2332634933721" calcext:value-type="float">
            <text:p>24.233</text:p>
          </table:table-cell>
          <table:table-cell office:value-type="float" office:value="0.696676358107875" calcext:value-type="float">
            <text:p>0.69668</text:p>
          </table:table-cell>
          <table:table-cell office:value-type="float" office:value="24853.4244384766" calcext:value-type="float">
            <text:p>24853.42</text:p>
          </table:table-cell>
          <table:table-cell office:value-type="float" office:value="8558.48461914063" calcext:value-type="float">
            <text:p>8558.4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8" calcext:value-type="float">
            <text:p>8.000</text:p>
          </table:table-cell>
          <table:table-cell office:value-type="float" office:value="24.6514843813215" calcext:value-type="float">
            <text:p>24.651</text:p>
          </table:table-cell>
          <table:table-cell office:value-type="float" office:value="0.720778410047092" calcext:value-type="float">
            <text:p>0.72078</text:p>
          </table:table-cell>
          <table:table-cell office:value-type="float" office:value="26384.6707763672" calcext:value-type="float">
            <text:p>26384.67</text:p>
          </table:table-cell>
          <table:table-cell office:value-type="float" office:value="9060.59283447266" calcext:value-type="float">
            <text:p>9060.5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9" calcext:value-type="float">
            <text:p>9.000</text:p>
          </table:table-cell>
          <table:table-cell office:value-type="float" office:value="25.0520627798861" calcext:value-type="float">
            <text:p>25.052</text:p>
          </table:table-cell>
          <table:table-cell office:value-type="float" office:value="0.741555584033069" calcext:value-type="float">
            <text:p>0.74156</text:p>
          </table:table-cell>
          <table:table-cell office:value-type="float" office:value="27060.3311767578" calcext:value-type="float">
            <text:p>27060.33</text:p>
          </table:table-cell>
          <table:table-cell office:value-type="float" office:value="9336.00830078125" calcext:value-type="float">
            <text:p>9336.0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0.05" calcext:value-type="float">
            <text:p>10.050</text:p>
          </table:table-cell>
          <table:table-cell office:value-type="float" office:value="25.5539870143197" calcext:value-type="float">
            <text:p>25.554</text:p>
          </table:table-cell>
          <table:table-cell office:value-type="float" office:value="0.771285782054167" calcext:value-type="float">
            <text:p>0.77129</text:p>
          </table:table-cell>
          <table:table-cell office:value-type="float" office:value="25669.6535644531" calcext:value-type="float">
            <text:p>25669.65</text:p>
          </table:table-cell>
          <table:table-cell office:value-type="float" office:value="8699.06243896484" calcext:value-type="float">
            <text:p>8699.06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1.2" calcext:value-type="float">
            <text:p>11.200</text:p>
          </table:table-cell>
          <table:table-cell office:value-type="float" office:value="25.8086455042337" calcext:value-type="float">
            <text:p>25.809</text:p>
          </table:table-cell>
          <table:table-cell office:value-type="float" office:value="0.773273348677026" calcext:value-type="float">
            <text:p>0.77327</text:p>
          </table:table-cell>
          <table:table-cell office:value-type="float" office:value="27385.3544921875" calcext:value-type="float">
            <text:p>27385.35</text:p>
          </table:table-cell>
          <table:table-cell office:value-type="float" office:value="9721.92736816406" calcext:value-type="float">
            <text:p>9721.93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2.29" calcext:value-type="float">
            <text:p>12.290</text:p>
          </table:table-cell>
          <table:table-cell office:value-type="float" office:value="26.3023366569655" calcext:value-type="float">
            <text:p>26.302</text:p>
          </table:table-cell>
          <table:table-cell office:value-type="float" office:value="0.800221949925766" calcext:value-type="float">
            <text:p>0.80022</text:p>
          </table:table-cell>
          <table:table-cell office:value-type="float" office:value="26396.6258544922" calcext:value-type="float">
            <text:p>26396.63</text:p>
          </table:table-cell>
          <table:table-cell office:value-type="float" office:value="9089.87585449219" calcext:value-type="float">
            <text:p>9089.88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3.4" calcext:value-type="float">
            <text:p>13.400</text:p>
          </table:table-cell>
          <table:table-cell office:value-type="float" office:value="26.4566439029864" calcext:value-type="float">
            <text:p>26.457</text:p>
          </table:table-cell>
          <table:table-cell office:value-type="float" office:value="0.798490105903733" calcext:value-type="float">
            <text:p>0.79849</text:p>
          </table:table-cell>
          <table:table-cell office:value-type="float" office:value="27792.4993896484" calcext:value-type="float">
            <text:p>27792.50</text:p>
          </table:table-cell>
          <table:table-cell office:value-type="float" office:value="10114.508605957" calcext:value-type="float">
            <text:p>10114.51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4.7" calcext:value-type="float">
            <text:p>14.700</text:p>
          </table:table-cell>
          <table:table-cell office:value-type="float" office:value="26.8170931311955" calcext:value-type="float">
            <text:p>26.817</text:p>
          </table:table-cell>
          <table:table-cell office:value-type="float" office:value="0.810059485125228" calcext:value-type="float">
            <text:p>0.81006</text:p>
          </table:table-cell>
          <table:table-cell office:value-type="float" office:value="27304.3229980469" calcext:value-type="float">
            <text:p>27304.32</text:p>
          </table:table-cell>
          <table:table-cell office:value-type="float" office:value="9992.03985595703" calcext:value-type="float">
            <text:p>9992.0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5.8" calcext:value-type="float">
            <text:p>15.800</text:p>
          </table:table-cell>
          <table:table-cell office:value-type="float" office:value="27.104540755341" calcext:value-type="float">
            <text:p>27.105</text:p>
          </table:table-cell>
          <table:table-cell office:value-type="float" office:value="0.819580709932317" calcext:value-type="float">
            <text:p>0.81958</text:p>
          </table:table-cell>
          <table:table-cell office:value-type="float" office:value="27106.3819580078" calcext:value-type="float">
            <text:p>27106.38</text:p>
          </table:table-cell>
          <table:table-cell office:value-type="float" office:value="9905.77172851562" calcext:value-type="float">
            <text:p>9905.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53131.369271497" calcext:value-type="float">
            <text:p>353131.369271497</text:p>
          </table:table-cell>
          <table:table-cell table:style-name="ce6" office:value-type="float" office:value="1733255.38244945" calcext:value-type="float">
            <text:p>1733255.3824494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5" calcext:value-type="float">
            <text:p>2.500</text:p>
          </table:table-cell>
          <table:table-cell office:value-type="float" office:value="22.7877288103502" calcext:value-type="float">
            <text:p>22.788</text:p>
          </table:table-cell>
          <table:table-cell table:style-name="ce3" office:value-type="float" office:value="0.61305159598286" calcext:value-type="float">
            <text:p>0.61305</text:p>
          </table:table-cell>
          <table:table-cell office:value-type="float" office:value="12101.7866210938" calcext:value-type="float">
            <text:p>12101.79</text:p>
          </table:table-cell>
          <table:table-cell office:value-type="float" office:value="3828.60668945312" calcext:value-type="float">
            <text:p>3828.6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7" calcext:value-type="float">
            <text:p>3.700</text:p>
          </table:table-cell>
          <table:table-cell office:value-type="float" office:value="24.5282454737774" calcext:value-type="float">
            <text:p>24.528</text:p>
          </table:table-cell>
          <table:table-cell table:style-name="ce3" office:value-type="float" office:value="0.669953114545993" calcext:value-type="float">
            <text:p>0.66995</text:p>
          </table:table-cell>
          <table:table-cell office:value-type="float" office:value="12136.5285644531" calcext:value-type="float">
            <text:p>12136.53</text:p>
          </table:table-cell>
          <table:table-cell office:value-type="float" office:value="4072.53826904297" calcext:value-type="float">
            <text:p>4072.54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8" calcext:value-type="float">
            <text:p>4.800</text:p>
          </table:table-cell>
          <table:table-cell office:value-type="float" office:value="25.6694953385713" calcext:value-type="float">
            <text:p>25.669</text:p>
          </table:table-cell>
          <table:table-cell table:style-name="ce3" office:value-type="float" office:value="0.711483309868114" calcext:value-type="float">
            <text:p>0.71148</text:p>
          </table:table-cell>
          <table:table-cell office:value-type="float" office:value="11917.1231689453" calcext:value-type="float">
            <text:p>11917.12</text:p>
          </table:table-cell>
          <table:table-cell office:value-type="float" office:value="4244.40356445313" calcext:value-type="float">
            <text:p>4244.4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" calcext:value-type="float">
            <text:p>6.000</text:p>
          </table:table-cell>
          <table:table-cell office:value-type="float" office:value="26.635372899645" calcext:value-type="float">
            <text:p>26.635</text:p>
          </table:table-cell>
          <table:table-cell table:style-name="ce3" office:value-type="float" office:value="0.746325491712459" calcext:value-type="float">
            <text:p>0.74633</text:p>
          </table:table-cell>
          <table:table-cell office:value-type="float" office:value="11434.6121826172" calcext:value-type="float">
            <text:p>11434.61</text:p>
          </table:table-cell>
          <table:table-cell office:value-type="float" office:value="4181.02502441406" calcext:value-type="float">
            <text:p>4181.03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.2" calcext:value-type="float">
            <text:p>7.200</text:p>
          </table:table-cell>
          <table:table-cell office:value-type="float" office:value="27.3322480863435" calcext:value-type="float">
            <text:p>27.332</text:p>
          </table:table-cell>
          <table:table-cell table:style-name="ce3" office:value-type="float" office:value="0.765773372435148" calcext:value-type="float">
            <text:p>0.76577</text:p>
          </table:table-cell>
          <table:table-cell office:value-type="float" office:value="11253.5944824219" calcext:value-type="float">
            <text:p>11253.59</text:p>
          </table:table-cell>
          <table:table-cell office:value-type="float" office:value="4370.66174316406" calcext:value-type="float">
            <text:p>4370.66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8.5" calcext:value-type="float">
            <text:p>8.500</text:p>
          </table:table-cell>
          <table:table-cell office:value-type="float" office:value="28.0079908213453" calcext:value-type="float">
            <text:p>28.008</text:p>
          </table:table-cell>
          <table:table-cell table:style-name="ce3" office:value-type="float" office:value="0.787861819247248" calcext:value-type="float">
            <text:p>0.78786</text:p>
          </table:table-cell>
          <table:table-cell office:value-type="float" office:value="11081.6798095703" calcext:value-type="float">
            <text:p>11081.68</text:p>
          </table:table-cell>
          <table:table-cell office:value-type="float" office:value="4282.77008056641" calcext:value-type="float">
            <text:p>4282.77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9.9" calcext:value-type="float">
            <text:p>9.900</text:p>
          </table:table-cell>
          <table:table-cell office:value-type="float" office:value="28.5759998080385" calcext:value-type="float">
            <text:p>28.576</text:p>
          </table:table-cell>
          <table:table-cell table:style-name="ce3" office:value-type="float" office:value="0.806665052315302" calcext:value-type="float">
            <text:p>0.80667</text:p>
          </table:table-cell>
          <table:table-cell office:value-type="float" office:value="10720.6484375" calcext:value-type="float">
            <text:p>10720.65</text:p>
          </table:table-cell>
          <table:table-cell office:value-type="float" office:value="4151.41784667969" calcext:value-type="float">
            <text:p>4151.42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1.2" calcext:value-type="float">
            <text:p>11.200</text:p>
          </table:table-cell>
          <table:table-cell office:value-type="float" office:value="29.0366674157069" calcext:value-type="float">
            <text:p>29.037</text:p>
          </table:table-cell>
          <table:table-cell table:style-name="ce3" office:value-type="float" office:value="0.820091777852726" calcext:value-type="float">
            <text:p>0.82009</text:p>
          </table:table-cell>
          <table:table-cell office:value-type="float" office:value="10394.8009033203" calcext:value-type="float">
            <text:p>10394.80</text:p>
          </table:table-cell>
          <table:table-cell office:value-type="float" office:value="4027.90350341797" calcext:value-type="float">
            <text:p>4027.90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2.8" calcext:value-type="float">
            <text:p>12.800</text:p>
          </table:table-cell>
          <table:table-cell office:value-type="float" office:value="29.4762896136055" calcext:value-type="float">
            <text:p>29.476</text:p>
          </table:table-cell>
          <table:table-cell table:style-name="ce3" office:value-type="float" office:value="0.830979291752631" calcext:value-type="float">
            <text:p>0.83098</text:p>
          </table:table-cell>
          <table:table-cell office:value-type="float" office:value="10349.6463623047" calcext:value-type="float">
            <text:p>10349.65</text:p>
          </table:table-cell>
          <table:table-cell office:value-type="float" office:value="4079.24975585938" calcext:value-type="float">
            <text:p>4079.25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4.4" calcext:value-type="float">
            <text:p>14.400</text:p>
          </table:table-cell>
          <table:table-cell office:value-type="float" office:value="29.8989596217876" calcext:value-type="float">
            <text:p>29.899</text:p>
          </table:table-cell>
          <table:table-cell table:style-name="ce3" office:value-type="float" office:value="0.843421049750116" calcext:value-type="float">
            <text:p>0.84342</text:p>
          </table:table-cell>
          <table:table-cell office:value-type="float" office:value="10340.0889892578" calcext:value-type="float">
            <text:p>10340.09</text:p>
          </table:table-cell>
          <table:table-cell office:value-type="float" office:value="4011.86370849609" calcext:value-type="float">
            <text:p>4011.86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9" calcext:value-type="float">
            <text:p>15.900</text:p>
          </table:table-cell>
          <table:table-cell office:value-type="float" office:value="30.2282021724579" calcext:value-type="float">
            <text:p>30.228</text:p>
          </table:table-cell>
          <table:table-cell table:style-name="ce3" office:value-type="float" office:value="0.849553034682308" calcext:value-type="float">
            <text:p>0.84955</text:p>
          </table:table-cell>
          <table:table-cell office:value-type="float" office:value="10254.0671386719" calcext:value-type="float">
            <text:p>10254.07</text:p>
          </table:table-cell>
          <table:table-cell office:value-type="float" office:value="3960.08874511719" calcext:value-type="float">
            <text:p>3960.09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7.7" calcext:value-type="float">
            <text:p>17.700</text:p>
          </table:table-cell>
          <table:table-cell office:value-type="float" office:value="30.5860327649869" calcext:value-type="float">
            <text:p>30.586</text:p>
          </table:table-cell>
          <table:table-cell table:style-name="ce3" office:value-type="float" office:value="0.85884875245508" calcext:value-type="float">
            <text:p>0.85885</text:p>
          </table:table-cell>
          <table:table-cell office:value-type="float" office:value="10153.4874267578" calcext:value-type="float">
            <text:p>10153.49</text:p>
          </table:table-cell>
          <table:table-cell office:value-type="float" office:value="3957.00817871094" calcext:value-type="float">
            <text:p>3957.01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9.4" calcext:value-type="float">
            <text:p>19.400</text:p>
          </table:table-cell>
          <table:table-cell office:value-type="float" office:value="30.8798934664244" calcext:value-type="float">
            <text:p>30.880</text:p>
          </table:table-cell>
          <table:table-cell table:style-name="ce3" office:value-type="float" office:value="0.863375997259834" calcext:value-type="float">
            <text:p>0.86338</text:p>
          </table:table-cell>
          <table:table-cell office:value-type="float" office:value="10070.1480712891" calcext:value-type="float">
            <text:p>10070.15</text:p>
          </table:table-cell>
          <table:table-cell office:value-type="float" office:value="3951.29632568359" calcext:value-type="float">
            <text:p>3951.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86018.325769922" calcext:value-type="float">
            <text:p>386018.325769922</text:p>
          </table:table-cell>
          <table:table-cell table:style-name="ce6" office:value-type="float" office:value="1269662.42018241" calcext:value-type="float">
            <text:p>1269662.4201824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3.06" calcext:value-type="float">
            <text:p>3.060</text:p>
          </table:table-cell>
          <table:table-cell office:value-type="float" office:value="24.0296559913803" calcext:value-type="float">
            <text:p>24.030</text:p>
          </table:table-cell>
          <table:table-cell table:style-name="ce3" office:value-type="float" office:value="0.552318438784541" calcext:value-type="float">
            <text:p>0.55232</text:p>
          </table:table-cell>
          <table:table-cell office:value-type="float" office:value="7526.42370605469" calcext:value-type="float">
            <text:p>7526.42</text:p>
          </table:table-cell>
          <table:table-cell office:value-type="float" office:value="2300.51385498047" calcext:value-type="float">
            <text:p>2300.5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.31" calcext:value-type="float">
            <text:p>4.310</text:p>
          </table:table-cell>
          <table:table-cell office:value-type="float" office:value="25.5687143044297" calcext:value-type="float">
            <text:p>25.569</text:p>
          </table:table-cell>
          <table:table-cell table:style-name="ce3" office:value-type="float" office:value="0.609126470277227" calcext:value-type="float">
            <text:p>0.60913</text:p>
          </table:table-cell>
          <table:table-cell office:value-type="float" office:value="7091.12145996094" calcext:value-type="float">
            <text:p>7091.12</text:p>
          </table:table-cell>
          <table:table-cell office:value-type="float" office:value="2394.72711181641" calcext:value-type="float">
            <text:p>2394.7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6" calcext:value-type="float">
            <text:p>5.600</text:p>
          </table:table-cell>
          <table:table-cell office:value-type="float" office:value="26.6241587477411" calcext:value-type="float">
            <text:p>26.624</text:p>
          </table:table-cell>
          <table:table-cell table:style-name="ce3" office:value-type="float" office:value="0.65222819053646" calcext:value-type="float">
            <text:p>0.65223</text:p>
          </table:table-cell>
          <table:table-cell office:value-type="float" office:value="6803.89379882813" calcext:value-type="float">
            <text:p>6803.89</text:p>
          </table:table-cell>
          <table:table-cell office:value-type="float" office:value="2409.68151855469" calcext:value-type="float">
            <text:p>2409.6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9" calcext:value-type="float">
            <text:p>6.900</text:p>
          </table:table-cell>
          <table:table-cell office:value-type="float" office:value="27.4089641930952" calcext:value-type="float">
            <text:p>27.409</text:p>
          </table:table-cell>
          <table:table-cell table:style-name="ce3" office:value-type="float" office:value="0.687070347980619" calcext:value-type="float">
            <text:p>0.68707</text:p>
          </table:table-cell>
          <table:table-cell office:value-type="float" office:value="6702.35168457031" calcext:value-type="float">
            <text:p>6702.35</text:p>
          </table:table-cell>
          <table:table-cell office:value-type="float" office:value="2485.04571533203" calcext:value-type="float">
            <text:p>2485.05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.26" calcext:value-type="float">
            <text:p>8.260</text:p>
          </table:table-cell>
          <table:table-cell office:value-type="float" office:value="28.0225180453087" calcext:value-type="float">
            <text:p>28.023</text:p>
          </table:table-cell>
          <table:table-cell table:style-name="ce3" office:value-type="float" office:value="0.712789561962635" calcext:value-type="float">
            <text:p>0.71279</text:p>
          </table:table-cell>
          <table:table-cell office:value-type="float" office:value="6485.62426757812" calcext:value-type="float">
            <text:p>6485.62</text:p>
          </table:table-cell>
          <table:table-cell office:value-type="float" office:value="2426.216796875" calcext:value-type="float">
            <text:p>2426.2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9.58" calcext:value-type="float">
            <text:p>9.580</text:p>
          </table:table-cell>
          <table:table-cell office:value-type="float" office:value="28.5286695101952" calcext:value-type="float">
            <text:p>28.529</text:p>
          </table:table-cell>
          <table:table-cell table:style-name="ce3" office:value-type="float" office:value="0.734627662167903" calcext:value-type="float">
            <text:p>0.73463</text:p>
          </table:table-cell>
          <table:table-cell office:value-type="float" office:value="6331.05346679688" calcext:value-type="float">
            <text:p>6331.05</text:p>
          </table:table-cell>
          <table:table-cell office:value-type="float" office:value="2395.78210449219" calcext:value-type="float">
            <text:p>2395.7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0.92" calcext:value-type="float">
            <text:p>10.92</text:p>
          </table:table-cell>
          <table:table-cell office:value-type="float" office:value="28.9546291916338" calcext:value-type="float">
            <text:p>28.955</text:p>
          </table:table-cell>
          <table:table-cell table:style-name="ce3" office:value-type="float" office:value="0.752081000965204" calcext:value-type="float">
            <text:p>0.75208</text:p>
          </table:table-cell>
          <table:table-cell office:value-type="float" office:value="6447.36584472656" calcext:value-type="float">
            <text:p>6447.37</text:p>
          </table:table-cell>
          <table:table-cell office:value-type="float" office:value="2407.44525146484" calcext:value-type="float">
            <text:p>2407.45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2.29" calcext:value-type="float">
            <text:p>12.290</text:p>
          </table:table-cell>
          <table:table-cell office:value-type="float" office:value="29.3249120069121" calcext:value-type="float">
            <text:p>29.325</text:p>
          </table:table-cell>
          <table:table-cell table:style-name="ce3" office:value-type="float" office:value="0.766540705301994" calcext:value-type="float">
            <text:p>0.76654</text:p>
          </table:table-cell>
          <table:table-cell office:value-type="float" office:value="6417.58752441406" calcext:value-type="float">
            <text:p>6417.59</text:p>
          </table:table-cell>
          <table:table-cell office:value-type="float" office:value="2444.52746582031" calcext:value-type="float">
            <text:p>2444.53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3.69" calcext:value-type="float">
            <text:p>13.690</text:p>
          </table:table-cell>
          <table:table-cell office:value-type="float" office:value="29.6933060026375" calcext:value-type="float">
            <text:p>29.693</text:p>
          </table:table-cell>
          <table:table-cell table:style-name="ce3" office:value-type="float" office:value="0.780848352957194" calcext:value-type="float">
            <text:p>0.78085</text:p>
          </table:table-cell>
          <table:table-cell office:value-type="float" office:value="6345.64611816406" calcext:value-type="float">
            <text:p>6345.65</text:p>
          </table:table-cell>
          <table:table-cell office:value-type="float" office:value="2446.50958251953" calcext:value-type="float">
            <text:p>2446.5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5.05" calcext:value-type="float">
            <text:p>15.050</text:p>
          </table:table-cell>
          <table:table-cell office:value-type="float" office:value="29.9948925406575" calcext:value-type="float">
            <text:p>29.995</text:p>
          </table:table-cell>
          <table:table-cell table:style-name="ce3" office:value-type="float" office:value="0.792174652464793" calcext:value-type="float">
            <text:p>0.79217</text:p>
          </table:table-cell>
          <table:table-cell office:value-type="float" office:value="6390.73693847656" calcext:value-type="float">
            <text:p>6390.74</text:p>
          </table:table-cell>
          <table:table-cell office:value-type="float" office:value="2516.93322753906" calcext:value-type="float">
            <text:p>2516.9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6.4" calcext:value-type="float">
            <text:p>16.400</text:p>
          </table:table-cell>
          <table:table-cell office:value-type="float" office:value="30.2685338486273" calcext:value-type="float">
            <text:p>30.269</text:p>
          </table:table-cell>
          <table:table-cell table:style-name="ce3" office:value-type="float" office:value="0.802447714296902" calcext:value-type="float">
            <text:p>0.80245</text:p>
          </table:table-cell>
          <table:table-cell office:value-type="float" office:value="6377.0625" calcext:value-type="float">
            <text:p>6377.06</text:p>
          </table:table-cell>
          <table:table-cell office:value-type="float" office:value="2530.71759033203" calcext:value-type="float">
            <text:p>2530.72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7.85" calcext:value-type="float">
            <text:p>17.850</text:p>
          </table:table-cell>
          <table:table-cell office:value-type="float" office:value="30.5272931133445" calcext:value-type="float">
            <text:p>30.527</text:p>
          </table:table-cell>
          <table:table-cell table:style-name="ce3" office:value-type="float" office:value="0.811689766998579" calcext:value-type="float">
            <text:p>0.81169</text:p>
          </table:table-cell>
          <table:table-cell office:value-type="float" office:value="6317.65942382813" calcext:value-type="float">
            <text:p>6317.66</text:p>
          </table:table-cell>
          <table:table-cell office:value-type="float" office:value="2515.46258544922" calcext:value-type="float">
            <text:p>2515.4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9.4" calcext:value-type="float">
            <text:p>19.400</text:p>
          </table:table-cell>
          <table:table-cell office:value-type="float" office:value="30.8086372019052" calcext:value-type="float">
            <text:p>30.809</text:p>
          </table:table-cell>
          <table:table-cell table:style-name="ce3" office:value-type="float" office:value="0.820532260943065" calcext:value-type="float">
            <text:p>0.82053</text:p>
          </table:table-cell>
          <table:table-cell office:value-type="float" office:value="6317.75476074219" calcext:value-type="float">
            <text:p>6317.75</text:p>
          </table:table-cell>
          <table:table-cell office:value-type="float" office:value="2487.70654296875" calcext:value-type="float">
            <text:p>2487.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50284.746925649" calcext:value-type="float">
            <text:p>350284.746925649</text:p>
          </table:table-cell>
          <table:table-cell table:style-name="ce6" office:value-type="float" office:value="1405620.28253757" calcext:value-type="float">
            <text:p>1405620.2825375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83" calcext:value-type="float">
            <text:p>2.830</text:p>
          </table:table-cell>
          <table:table-cell office:value-type="float" office:value="24.1646552011567" calcext:value-type="float">
            <text:p>24.165</text:p>
          </table:table-cell>
          <table:table-cell table:style-name="ce3" office:value-type="float" office:value="0.656719107764146" calcext:value-type="float">
            <text:p>0.65672</text:p>
          </table:table-cell>
          <table:table-cell office:value-type="float" office:value="9335.29113769531" calcext:value-type="float">
            <text:p>9335.29</text:p>
          </table:table-cell>
          <table:table-cell office:value-type="float" office:value="2579.14935302734" calcext:value-type="float">
            <text:p>2579.1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.29" calcext:value-type="float">
            <text:p>4.290</text:p>
          </table:table-cell>
          <table:table-cell office:value-type="float" office:value="26.5230608067671" calcext:value-type="float">
            <text:p>26.523</text:p>
          </table:table-cell>
          <table:table-cell table:style-name="ce3" office:value-type="float" office:value="0.722235538755918" calcext:value-type="float">
            <text:p>0.72224</text:p>
          </table:table-cell>
          <table:table-cell office:value-type="float" office:value="8233.06372070313" calcext:value-type="float">
            <text:p>8233.06</text:p>
          </table:table-cell>
          <table:table-cell office:value-type="float" office:value="2646.1611328125" calcext:value-type="float">
            <text:p>2646.16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75" calcext:value-type="float">
            <text:p>5.750</text:p>
          </table:table-cell>
          <table:table-cell office:value-type="float" office:value="28.0451100160727" calcext:value-type="float">
            <text:p>28.045</text:p>
          </table:table-cell>
          <table:table-cell table:style-name="ce3" office:value-type="float" office:value="0.763428404451832" calcext:value-type="float">
            <text:p>0.76343</text:p>
          </table:table-cell>
          <table:table-cell office:value-type="float" office:value="7490.11865234375" calcext:value-type="float">
            <text:p>7490.12</text:p>
          </table:table-cell>
          <table:table-cell office:value-type="float" office:value="2559.97772216797" calcext:value-type="float">
            <text:p>2559.9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7.17" calcext:value-type="float">
            <text:p>7.170</text:p>
          </table:table-cell>
          <table:table-cell office:value-type="float" office:value="29.0065108961345" calcext:value-type="float">
            <text:p>29.007</text:p>
          </table:table-cell>
          <table:table-cell table:style-name="ce3" office:value-type="float" office:value="0.789497323039896" calcext:value-type="float">
            <text:p>0.78950</text:p>
          </table:table-cell>
          <table:table-cell office:value-type="float" office:value="7042.53051757813" calcext:value-type="float">
            <text:p>7042.53</text:p>
          </table:table-cell>
          <table:table-cell office:value-type="float" office:value="2454.45703125" calcext:value-type="float">
            <text:p>2454.46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.84" calcext:value-type="float">
            <text:p>8.840</text:p>
          </table:table-cell>
          <table:table-cell office:value-type="float" office:value="29.9838877751121" calcext:value-type="float">
            <text:p>29.984</text:p>
          </table:table-cell>
          <table:table-cell table:style-name="ce3" office:value-type="float" office:value="0.813595418148246" calcext:value-type="float">
            <text:p>0.81360</text:p>
          </table:table-cell>
          <table:table-cell office:value-type="float" office:value="6537.51745605469" calcext:value-type="float">
            <text:p>6537.52</text:p>
          </table:table-cell>
          <table:table-cell office:value-type="float" office:value="2381.46362304687" calcext:value-type="float">
            <text:p>2381.46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0.61" calcext:value-type="float">
            <text:p>10.610</text:p>
          </table:table-cell>
          <table:table-cell office:value-type="float" office:value="30.7180389290356" calcext:value-type="float">
            <text:p>30.718</text:p>
          </table:table-cell>
          <table:table-cell table:style-name="ce3" office:value-type="float" office:value="0.83093213857041" calcext:value-type="float">
            <text:p>0.83093</text:p>
          </table:table-cell>
          <table:table-cell office:value-type="float" office:value="6360.98681640625" calcext:value-type="float">
            <text:p>6360.99</text:p>
          </table:table-cell>
          <table:table-cell office:value-type="float" office:value="2344.37585449219" calcext:value-type="float">
            <text:p>2344.3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2.4" calcext:value-type="float">
            <text:p>12.40</text:p>
          </table:table-cell>
          <table:table-cell office:value-type="float" office:value="31.3610872359245" calcext:value-type="float">
            <text:p>31.361</text:p>
          </table:table-cell>
          <table:table-cell table:style-name="ce3" office:value-type="float" office:value="0.844882409481525" calcext:value-type="float">
            <text:p>0.84488</text:p>
          </table:table-cell>
          <table:table-cell office:value-type="float" office:value="6080.20422363281" calcext:value-type="float">
            <text:p>6080.20</text:p>
          </table:table-cell>
          <table:table-cell office:value-type="float" office:value="2224.93927001953" calcext:value-type="float">
            <text:p>2224.94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4.6" calcext:value-type="float">
            <text:p>14.600</text:p>
          </table:table-cell>
          <table:table-cell office:value-type="float" office:value="31.9384234779849" calcext:value-type="float">
            <text:p>31.938</text:p>
          </table:table-cell>
          <table:table-cell table:style-name="ce3" office:value-type="float" office:value="0.857367769340467" calcext:value-type="float">
            <text:p>0.85737</text:p>
          </table:table-cell>
          <table:table-cell office:value-type="float" office:value="5887.44299316406" calcext:value-type="float">
            <text:p>5887.44</text:p>
          </table:table-cell>
          <table:table-cell office:value-type="float" office:value="2164.72662353516" calcext:value-type="float">
            <text:p>2164.73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6.8" calcext:value-type="float">
            <text:p>16.800</text:p>
          </table:table-cell>
          <table:table-cell office:value-type="float" office:value="32.4460201091354" calcext:value-type="float">
            <text:p>32.446</text:p>
          </table:table-cell>
          <table:table-cell table:style-name="ce3" office:value-type="float" office:value="0.866154786835501" calcext:value-type="float">
            <text:p>0.86615</text:p>
          </table:table-cell>
          <table:table-cell office:value-type="float" office:value="5747.58142089844" calcext:value-type="float">
            <text:p>5747.58</text:p>
          </table:table-cell>
          <table:table-cell office:value-type="float" office:value="2086.56378173828" calcext:value-type="float">
            <text:p>2086.5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9.02" calcext:value-type="float">
            <text:p>19.020</text:p>
          </table:table-cell>
          <table:table-cell office:value-type="float" office:value="32.8881584392808" calcext:value-type="float">
            <text:p>32.888</text:p>
          </table:table-cell>
          <table:table-cell table:style-name="ce3" office:value-type="float" office:value="0.873966738690854" calcext:value-type="float">
            <text:p>0.87397</text:p>
          </table:table-cell>
          <table:table-cell office:value-type="float" office:value="5634.10998535156" calcext:value-type="float">
            <text:p>5634.11</text:p>
          </table:table-cell>
          <table:table-cell office:value-type="float" office:value="2080.32287597656" calcext:value-type="float">
            <text:p>2080.32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21.4" calcext:value-type="float">
            <text:p>21.400</text:p>
          </table:table-cell>
          <table:table-cell office:value-type="float" office:value="33.2635813022391" calcext:value-type="float">
            <text:p>33.264</text:p>
          </table:table-cell>
          <table:table-cell table:style-name="ce3" office:value-type="float" office:value="0.880691736170525" calcext:value-type="float">
            <text:p>0.88069</text:p>
          </table:table-cell>
          <table:table-cell office:value-type="float" office:value="5522.12683105469" calcext:value-type="float">
            <text:p>5522.13</text:p>
          </table:table-cell>
          <table:table-cell office:value-type="float" office:value="2087.78289794922" calcext:value-type="float">
            <text:p>2087.78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4.11" calcext:value-type="float">
            <text:p>24.110</text:p>
          </table:table-cell>
          <table:table-cell office:value-type="float" office:value="33.649442026301" calcext:value-type="float">
            <text:p>33.649</text:p>
          </table:table-cell>
          <table:table-cell table:style-name="ce3" office:value-type="float" office:value="0.887359624902978" calcext:value-type="float">
            <text:p>0.88736</text:p>
          </table:table-cell>
          <table:table-cell office:value-type="float" office:value="5413.55041503906" calcext:value-type="float">
            <text:p>5413.55</text:p>
          </table:table-cell>
          <table:table-cell office:value-type="float" office:value="2041.66229248047" calcext:value-type="float">
            <text:p>2041.6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6.43" calcext:value-type="float">
            <text:p>26.430</text:p>
          </table:table-cell>
          <table:table-cell office:value-type="float" office:value="33.9495734703225" calcext:value-type="float">
            <text:p>33.950</text:p>
          </table:table-cell>
          <table:table-cell table:style-name="ce3" office:value-type="float" office:value="0.891790236330727" calcext:value-type="float">
            <text:p>0.89179</text:p>
          </table:table-cell>
          <table:table-cell office:value-type="float" office:value="5336.88940429688" calcext:value-type="float">
            <text:p>5336.89</text:p>
          </table:table-cell>
          <table:table-cell office:value-type="float" office:value="1956.18664550781" calcext:value-type="float">
            <text:p>1956.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19580.451889413" calcext:value-type="float">
            <text:p>319580.451889413</text:p>
          </table:table-cell>
          <table:table-cell table:style-name="ce6" office:value-type="float" office:value="1026933.56009498" calcext:value-type="float">
            <text:p>1026933.56009498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5" calcext:value-type="float">
            <text:p>2.500</text:p>
          </table:table-cell>
          <table:table-cell office:value-type="float" office:value="19.5569188072238" calcext:value-type="float">
            <text:p>19.557</text:p>
          </table:table-cell>
          <table:table-cell office:value-type="float" office:value="0.366406227838129" calcext:value-type="float">
            <text:p>0.36641</text:p>
          </table:table-cell>
          <table:table-cell office:value-type="float" office:value="17909.8537597656" calcext:value-type="float">
            <text:p>17909.85</text:p>
          </table:table-cell>
          <table:table-cell office:value-type="float" office:value="5100.20245361328" calcext:value-type="float">
            <text:p>5100.20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18" calcext:value-type="float">
            <text:p>3.180</text:p>
          </table:table-cell>
          <table:table-cell office:value-type="float" office:value="20.2964805283075" calcext:value-type="float">
            <text:p>20.296</text:p>
          </table:table-cell>
          <table:table-cell office:value-type="float" office:value="0.427219827403159" calcext:value-type="float">
            <text:p>0.42722</text:p>
          </table:table-cell>
          <table:table-cell office:value-type="float" office:value="21364.8999023437" calcext:value-type="float">
            <text:p>21364.90</text:p>
          </table:table-cell>
          <table:table-cell office:value-type="float" office:value="6696.611328125" calcext:value-type="float">
            <text:p>6696.61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.78" calcext:value-type="float">
            <text:p>3.780</text:p>
          </table:table-cell>
          <table:table-cell office:value-type="float" office:value="20.7481872045651" calcext:value-type="float">
            <text:p>20.748</text:p>
          </table:table-cell>
          <table:table-cell office:value-type="float" office:value="0.471053952207935" calcext:value-type="float">
            <text:p>0.47105</text:p>
          </table:table-cell>
          <table:table-cell office:value-type="float" office:value="24055.5076904297" calcext:value-type="float">
            <text:p>24055.51</text:p>
          </table:table-cell>
          <table:table-cell office:value-type="float" office:value="7867.04235839844" calcext:value-type="float">
            <text:p>7867.04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35" calcext:value-type="float">
            <text:p>4.350</text:p>
          </table:table-cell>
          <table:table-cell office:value-type="float" office:value="21.1540946211448" calcext:value-type="float">
            <text:p>21.154</text:p>
          </table:table-cell>
          <table:table-cell office:value-type="float" office:value="0.508551765949001" calcext:value-type="float">
            <text:p>0.50855</text:p>
          </table:table-cell>
          <table:table-cell office:value-type="float" office:value="25880.0288085938" calcext:value-type="float">
            <text:p>25880.03</text:p>
          </table:table-cell>
          <table:table-cell office:value-type="float" office:value="8457.27331542969" calcext:value-type="float">
            <text:p>8457.2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4.89" calcext:value-type="float">
            <text:p>4.890</text:p>
          </table:table-cell>
          <table:table-cell office:value-type="float" office:value="21.4919995579412" calcext:value-type="float">
            <text:p>21.492</text:p>
          </table:table-cell>
          <table:table-cell office:value-type="float" office:value="0.538544102032923" calcext:value-type="float">
            <text:p>0.53854</text:p>
          </table:table-cell>
          <table:table-cell office:value-type="float" office:value="26931.7711181641" calcext:value-type="float">
            <text:p>26931.77</text:p>
          </table:table-cell>
          <table:table-cell office:value-type="float" office:value="9047.76983642578" calcext:value-type="float">
            <text:p>9047.77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.47" calcext:value-type="float">
            <text:p>5.470</text:p>
          </table:table-cell>
          <table:table-cell office:value-type="float" office:value="21.7960954353124" calcext:value-type="float">
            <text:p>21.796</text:p>
          </table:table-cell>
          <table:table-cell office:value-type="float" office:value="0.562888416844327" calcext:value-type="float">
            <text:p>0.56289</text:p>
          </table:table-cell>
          <table:table-cell office:value-type="float" office:value="27336.0100097656" calcext:value-type="float">
            <text:p>27336.01</text:p>
          </table:table-cell>
          <table:table-cell office:value-type="float" office:value="9360.60498046875" calcext:value-type="float">
            <text:p>9360.6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6.07" calcext:value-type="float">
            <text:p>6.07</text:p>
          </table:table-cell>
          <table:table-cell office:value-type="float" office:value="22.1002762055636" calcext:value-type="float">
            <text:p>22.100</text:p>
          </table:table-cell>
          <table:table-cell office:value-type="float" office:value="0.58602534636325" calcext:value-type="float">
            <text:p>0.58603</text:p>
          </table:table-cell>
          <table:table-cell office:value-type="float" office:value="27719.4122314453" calcext:value-type="float">
            <text:p>27719.41</text:p>
          </table:table-cell>
          <table:table-cell office:value-type="float" office:value="9649.60693359375" calcext:value-type="float">
            <text:p>9649.6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6.64" calcext:value-type="float">
            <text:p>6.640</text:p>
          </table:table-cell>
          <table:table-cell office:value-type="float" office:value="22.3562673697885" calcext:value-type="float">
            <text:p>22.356</text:p>
          </table:table-cell>
          <table:table-cell office:value-type="float" office:value="0.606390363666162" calcext:value-type="float">
            <text:p>0.60639</text:p>
          </table:table-cell>
          <table:table-cell office:value-type="float" office:value="28227.9500732422" calcext:value-type="float">
            <text:p>28227.95</text:p>
          </table:table-cell>
          <table:table-cell office:value-type="float" office:value="9892.91839599609" calcext:value-type="float">
            <text:p>9892.9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7.25" calcext:value-type="float">
            <text:p>7.250</text:p>
          </table:table-cell>
          <table:table-cell office:value-type="float" office:value="22.5950092682633" calcext:value-type="float">
            <text:p>22.595</text:p>
          </table:table-cell>
          <table:table-cell office:value-type="float" office:value="0.623453917035145" calcext:value-type="float">
            <text:p>0.62345</text:p>
          </table:table-cell>
          <table:table-cell office:value-type="float" office:value="28406.6376953125" calcext:value-type="float">
            <text:p>28406.64</text:p>
          </table:table-cell>
          <table:table-cell office:value-type="float" office:value="10016.9111328125" calcext:value-type="float">
            <text:p>10016.9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.85" calcext:value-type="float">
            <text:p>7.850</text:p>
          </table:table-cell>
          <table:table-cell office:value-type="float" office:value="22.8096321056062" calcext:value-type="float">
            <text:p>22.810</text:p>
          </table:table-cell>
          <table:table-cell office:value-type="float" office:value="0.638540750102346" calcext:value-type="float">
            <text:p>0.63854</text:p>
          </table:table-cell>
          <table:table-cell office:value-type="float" office:value="29053.5550537109" calcext:value-type="float">
            <text:p>29053.56</text:p>
          </table:table-cell>
          <table:table-cell office:value-type="float" office:value="10286.1818237305" calcext:value-type="float">
            <text:p>10286.18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8.48" calcext:value-type="float">
            <text:p>8.480</text:p>
          </table:table-cell>
          <table:table-cell office:value-type="float" office:value="23.0187681517159" calcext:value-type="float">
            <text:p>23.019</text:p>
          </table:table-cell>
          <table:table-cell office:value-type="float" office:value="0.653238338869647" calcext:value-type="float">
            <text:p>0.65324</text:p>
          </table:table-cell>
          <table:table-cell office:value-type="float" office:value="29196.0297851562" calcext:value-type="float">
            <text:p>29196.03</text:p>
          </table:table-cell>
          <table:table-cell office:value-type="float" office:value="10488.0502319336" calcext:value-type="float">
            <text:p>10488.0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9.15" calcext:value-type="float">
            <text:p>9.150</text:p>
          </table:table-cell>
          <table:table-cell office:value-type="float" office:value="23.2237116537757" calcext:value-type="float">
            <text:p>23.224</text:p>
          </table:table-cell>
          <table:table-cell office:value-type="float" office:value="0.666879641259035" calcext:value-type="float">
            <text:p>0.66688</text:p>
          </table:table-cell>
          <table:table-cell office:value-type="float" office:value="29201.5479736328" calcext:value-type="float">
            <text:p>29201.55</text:p>
          </table:table-cell>
          <table:table-cell office:value-type="float" office:value="10388.1409912109" calcext:value-type="float">
            <text:p>10388.1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9.73" calcext:value-type="float">
            <text:p>9.730</text:p>
          </table:table-cell>
          <table:table-cell office:value-type="float" office:value="23.3876287742617" calcext:value-type="float">
            <text:p>23.388</text:p>
          </table:table-cell>
          <table:table-cell office:value-type="float" office:value="0.67775361442481" calcext:value-type="float">
            <text:p>0.67775</text:p>
          </table:table-cell>
          <table:table-cell office:value-type="float" office:value="29328.6416015625" calcext:value-type="float">
            <text:p>29328.64</text:p>
          </table:table-cell>
          <table:table-cell office:value-type="float" office:value="10403.6824951172" calcext:value-type="float">
            <text:p>10403.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487836.333739555" calcext:value-type="float">
            <text:p>487836.333739555</text:p>
          </table:table-cell>
          <table:table-cell table:style-name="ce6" office:value-type="float" office:value="3287726.00098175" calcext:value-type="float">
            <text:p>3287726.0009817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3.7" calcext:value-type="float">
            <text:p>3.700</text:p>
          </table:table-cell>
          <table:table-cell office:value-type="float" office:value="27.3196588346506" calcext:value-type="float">
            <text:p>27.320</text:p>
          </table:table-cell>
          <table:table-cell office:value-type="float" office:value="0.7083901928254" calcext:value-type="float">
            <text:p>0.70839</text:p>
          </table:table-cell>
          <table:table-cell office:value-type="float" office:value="4121.64038085938" calcext:value-type="float">
            <text:p>4121.64</text:p>
          </table:table-cell>
          <table:table-cell office:value-type="float" office:value="1492.46221923828" calcext:value-type="float">
            <text:p>1492.4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5.84" calcext:value-type="float">
            <text:p>5.840</text:p>
          </table:table-cell>
          <table:table-cell office:value-type="float" office:value="29.4865035261022" calcext:value-type="float">
            <text:p>29.487</text:p>
          </table:table-cell>
          <table:table-cell office:value-type="float" office:value="0.759294472424372" calcext:value-type="float">
            <text:p>0.75929</text:p>
          </table:table-cell>
          <table:table-cell office:value-type="float" office:value="3683.28271484375" calcext:value-type="float">
            <text:p>3683.28</text:p>
          </table:table-cell>
          <table:table-cell office:value-type="float" office:value="1479.25677490234" calcext:value-type="float">
            <text:p>1479.26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8.4" calcext:value-type="float">
            <text:p>8.400</text:p>
          </table:table-cell>
          <table:table-cell office:value-type="float" office:value="31.5736568093859" calcext:value-type="float">
            <text:p>31.574</text:p>
          </table:table-cell>
          <table:table-cell office:value-type="float" office:value="0.802606797165191" calcext:value-type="float">
            <text:p>0.80261</text:p>
          </table:table-cell>
          <table:table-cell office:value-type="float" office:value="3155.78759765625" calcext:value-type="float">
            <text:p>3155.79</text:p>
          </table:table-cell>
          <table:table-cell office:value-type="float" office:value="1385.16271972656" calcext:value-type="float">
            <text:p>1385.16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1.82" calcext:value-type="float">
            <text:p>11.820</text:p>
          </table:table-cell>
          <table:table-cell office:value-type="float" office:value="32.9403915691381" calcext:value-type="float">
            <text:p>32.940</text:p>
          </table:table-cell>
          <table:table-cell office:value-type="float" office:value="0.830525324289808" calcext:value-type="float">
            <text:p>0.83053</text:p>
          </table:table-cell>
          <table:table-cell office:value-type="float" office:value="2775.53662109375" calcext:value-type="float">
            <text:p>2775.54</text:p>
          </table:table-cell>
          <table:table-cell office:value-type="float" office:value="1257.45648193359" calcext:value-type="float">
            <text:p>1257.46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4.84" calcext:value-type="float">
            <text:p>14.840</text:p>
          </table:table-cell>
          <table:table-cell office:value-type="float" office:value="33.838505085925" calcext:value-type="float">
            <text:p>33.839</text:p>
          </table:table-cell>
          <table:table-cell office:value-type="float" office:value="0.842892715602856" calcext:value-type="float">
            <text:p>0.84289</text:p>
          </table:table-cell>
          <table:table-cell office:value-type="float" office:value="2759.05065917969" calcext:value-type="float">
            <text:p>2759.05</text:p>
          </table:table-cell>
          <table:table-cell office:value-type="float" office:value="1280.98162841797" calcext:value-type="float">
            <text:p>1280.9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8.38" calcext:value-type="float">
            <text:p>18.380</text:p>
          </table:table-cell>
          <table:table-cell office:value-type="float" office:value="34.6029632446446" calcext:value-type="float">
            <text:p>34.603</text:p>
          </table:table-cell>
          <table:table-cell office:value-type="float" office:value="0.860046969742828" calcext:value-type="float">
            <text:p>0.86005</text:p>
          </table:table-cell>
          <table:table-cell office:value-type="float" office:value="2533.1357421875" calcext:value-type="float">
            <text:p>2533.14</text:p>
          </table:table-cell>
          <table:table-cell office:value-type="float" office:value="1192.16369628906" calcext:value-type="float">
            <text:p>1192.16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21.4" calcext:value-type="float">
            <text:p>21.400</text:p>
          </table:table-cell>
          <table:table-cell office:value-type="float" office:value="35.1669365274153" calcext:value-type="float">
            <text:p>35.167</text:p>
          </table:table-cell>
          <table:table-cell office:value-type="float" office:value="0.868771199475021" calcext:value-type="float">
            <text:p>0.86877</text:p>
          </table:table-cell>
          <table:table-cell office:value-type="float" office:value="2502.96923828125" calcext:value-type="float">
            <text:p>2502.97</text:p>
          </table:table-cell>
          <table:table-cell office:value-type="float" office:value="1209.81457519531" calcext:value-type="float">
            <text:p>1209.8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24.9" calcext:value-type="float">
            <text:p>24.900</text:p>
          </table:table-cell>
          <table:table-cell office:value-type="float" office:value="35.7844705034378" calcext:value-type="float">
            <text:p>35.784</text:p>
          </table:table-cell>
          <table:table-cell office:value-type="float" office:value="0.878265479397456" calcext:value-type="float">
            <text:p>0.87827</text:p>
          </table:table-cell>
          <table:table-cell office:value-type="float" office:value="2470.63195800781" calcext:value-type="float">
            <text:p>2470.63</text:p>
          </table:table-cell>
          <table:table-cell office:value-type="float" office:value="1186.42419433594" calcext:value-type="float">
            <text:p>1186.4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27.9" calcext:value-type="float">
            <text:p>27.900</text:p>
          </table:table-cell>
          <table:table-cell office:value-type="float" office:value="36.1697981913843" calcext:value-type="float">
            <text:p>36.170</text:p>
          </table:table-cell>
          <table:table-cell office:value-type="float" office:value="0.885104630824632" calcext:value-type="float">
            <text:p>0.88510</text:p>
          </table:table-cell>
          <table:table-cell office:value-type="float" office:value="2454.60559082031" calcext:value-type="float">
            <text:p>2454.61</text:p>
          </table:table-cell>
          <table:table-cell office:value-type="float" office:value="1174.35601806641" calcext:value-type="float">
            <text:p>1174.3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1.3" calcext:value-type="float">
            <text:p>31.300</text:p>
          </table:table-cell>
          <table:table-cell office:value-type="float" office:value="36.6245631342895" calcext:value-type="float">
            <text:p>36.625</text:p>
          </table:table-cell>
          <table:table-cell office:value-type="float" office:value="0.8930310020495" calcext:value-type="float">
            <text:p>0.89303</text:p>
          </table:table-cell>
          <table:table-cell office:value-type="float" office:value="2458.27758789062" calcext:value-type="float">
            <text:p>2458.28</text:p>
          </table:table-cell>
          <table:table-cell office:value-type="float" office:value="1171.95538330078" calcext:value-type="float">
            <text:p>1171.96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4.5" calcext:value-type="float">
            <text:p>34.500</text:p>
          </table:table-cell>
          <table:table-cell office:value-type="float" office:value="36.9367268077052" calcext:value-type="float">
            <text:p>36.937</text:p>
          </table:table-cell>
          <table:table-cell office:value-type="float" office:value="0.898359061738477" calcext:value-type="float">
            <text:p>0.89836</text:p>
          </table:table-cell>
          <table:table-cell office:value-type="float" office:value="2423.06018066406" calcext:value-type="float">
            <text:p>2423.06</text:p>
          </table:table-cell>
          <table:table-cell office:value-type="float" office:value="1154.83636474609" calcext:value-type="float">
            <text:p>1154.8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8.1" calcext:value-type="float">
            <text:p>38.100</text:p>
          </table:table-cell>
          <table:table-cell office:value-type="float" office:value="37.203194005131" calcext:value-type="float">
            <text:p>37.203</text:p>
          </table:table-cell>
          <table:table-cell office:value-type="float" office:value="0.903081602277672" calcext:value-type="float">
            <text:p>0.90308</text:p>
          </table:table-cell>
          <table:table-cell office:value-type="float" office:value="2405.15637207031" calcext:value-type="float">
            <text:p>2405.16</text:p>
          </table:table-cell>
          <table:table-cell office:value-type="float" office:value="1153.85858154297" calcext:value-type="float">
            <text:p>1153.8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41.6" calcext:value-type="float">
            <text:p>41.600</text:p>
          </table:table-cell>
          <table:table-cell office:value-type="float" office:value="37.4878941645964" calcext:value-type="float">
            <text:p>37.488</text:p>
          </table:table-cell>
          <table:table-cell office:value-type="float" office:value="0.907860176616707" calcext:value-type="float">
            <text:p>0.90786</text:p>
          </table:table-cell>
          <table:table-cell office:value-type="float" office:value="2384.93310546875" calcext:value-type="float">
            <text:p>2384.93</text:p>
          </table:table-cell>
          <table:table-cell office:value-type="float" office:value="1161.34759521484" calcext:value-type="float">
            <text:p>1161.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07060.72159744" calcext:value-type="float">
            <text:p>207060.72159744</text:p>
          </table:table-cell>
          <table:table-cell table:style-name="ce6" office:value-type="float" office:value="727223.394527741" calcext:value-type="float">
            <text:p>727223.39452774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3" calcext:value-type="float">
            <text:p>2.300</text:p>
          </table:table-cell>
          <table:table-cell office:value-type="float" office:value="21.8250698039789" calcext:value-type="float">
            <text:p>21.825</text:p>
          </table:table-cell>
          <table:table-cell office:value-type="float" office:value="0.569252964668057" calcext:value-type="float">
            <text:p>0.56925</text:p>
          </table:table-cell>
          <table:table-cell office:value-type="float" office:value="17153.8367919922" calcext:value-type="float">
            <text:p>17153.84</text:p>
          </table:table-cell>
          <table:table-cell office:value-type="float" office:value="5497.11218261719" calcext:value-type="float">
            <text:p>5497.1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15" calcext:value-type="float">
            <text:p>3.150</text:p>
          </table:table-cell>
          <table:table-cell office:value-type="float" office:value="23.1182384958247" calcext:value-type="float">
            <text:p>23.118</text:p>
          </table:table-cell>
          <table:table-cell office:value-type="float" office:value="0.610098982147157" calcext:value-type="float">
            <text:p>0.61010</text:p>
          </table:table-cell>
          <table:table-cell office:value-type="float" office:value="14335.2874755859" calcext:value-type="float">
            <text:p>14335.29</text:p>
          </table:table-cell>
          <table:table-cell office:value-type="float" office:value="4782.86547851562" calcext:value-type="float">
            <text:p>4782.8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1" calcext:value-type="float">
            <text:p>4.100</text:p>
          </table:table-cell>
          <table:table-cell office:value-type="float" office:value="24.2279796602387" calcext:value-type="float">
            <text:p>24.228</text:p>
          </table:table-cell>
          <table:table-cell office:value-type="float" office:value="0.644728302909493" calcext:value-type="float">
            <text:p>0.64473</text:p>
          </table:table-cell>
          <table:table-cell office:value-type="float" office:value="16530.7530517578" calcext:value-type="float">
            <text:p>16530.75</text:p>
          </table:table-cell>
          <table:table-cell office:value-type="float" office:value="6396.37530517578" calcext:value-type="float">
            <text:p>6396.3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" calcext:value-type="float">
            <text:p>5.000</text:p>
          </table:table-cell>
          <table:table-cell office:value-type="float" office:value="25.1323570317228" calcext:value-type="float">
            <text:p>25.132</text:p>
          </table:table-cell>
          <table:table-cell office:value-type="float" office:value="0.67756447908533" calcext:value-type="float">
            <text:p>0.67756</text:p>
          </table:table-cell>
          <table:table-cell office:value-type="float" office:value="15842.6346435547" calcext:value-type="float">
            <text:p>15842.63</text:p>
          </table:table-cell>
          <table:table-cell office:value-type="float" office:value="6426.17346191406" calcext:value-type="float">
            <text:p>6426.1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" calcext:value-type="float">
            <text:p>6.000</text:p>
          </table:table-cell>
          <table:table-cell office:value-type="float" office:value="25.8383743729701" calcext:value-type="float">
            <text:p>25.838</text:p>
          </table:table-cell>
          <table:table-cell office:value-type="float" office:value="0.700585890227244" calcext:value-type="float">
            <text:p>0.70059</text:p>
          </table:table-cell>
          <table:table-cell office:value-type="float" office:value="15220.0875244141" calcext:value-type="float">
            <text:p>15220.09</text:p>
          </table:table-cell>
          <table:table-cell office:value-type="float" office:value="6365.63824462891" calcext:value-type="float">
            <text:p>6365.64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" calcext:value-type="float">
            <text:p>7.000</text:p>
          </table:table-cell>
          <table:table-cell office:value-type="float" office:value="26.3874417493878" calcext:value-type="float">
            <text:p>26.387</text:p>
          </table:table-cell>
          <table:table-cell office:value-type="float" office:value="0.717640495352629" calcext:value-type="float">
            <text:p>0.71764</text:p>
          </table:table-cell>
          <table:table-cell office:value-type="float" office:value="15035.1364746094" calcext:value-type="float">
            <text:p>15035.14</text:p>
          </table:table-cell>
          <table:table-cell office:value-type="float" office:value="6348.20080566406" calcext:value-type="float">
            <text:p>6348.2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8.1" calcext:value-type="float">
            <text:p>8.100</text:p>
          </table:table-cell>
          <table:table-cell office:value-type="float" office:value="26.9440915960938" calcext:value-type="float">
            <text:p>26.944</text:p>
          </table:table-cell>
          <table:table-cell office:value-type="float" office:value="0.734845899984493" calcext:value-type="float">
            <text:p>0.73485</text:p>
          </table:table-cell>
          <table:table-cell office:value-type="float" office:value="14440.6359863281" calcext:value-type="float">
            <text:p>14440.64</text:p>
          </table:table-cell>
          <table:table-cell office:value-type="float" office:value="6260.54376220703" calcext:value-type="float">
            <text:p>6260.54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9.2" calcext:value-type="float">
            <text:p>9.200</text:p>
          </table:table-cell>
          <table:table-cell office:value-type="float" office:value="27.3504863261279" calcext:value-type="float">
            <text:p>27.350</text:p>
          </table:table-cell>
          <table:table-cell office:value-type="float" office:value="0.747064856412915" calcext:value-type="float">
            <text:p>0.74706</text:p>
          </table:table-cell>
          <table:table-cell office:value-type="float" office:value="14218.2542724609" calcext:value-type="float">
            <text:p>14218.25</text:p>
          </table:table-cell>
          <table:table-cell office:value-type="float" office:value="6291.07604980469" calcext:value-type="float">
            <text:p>6291.0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0.3" calcext:value-type="float">
            <text:p>10.300</text:p>
          </table:table-cell>
          <table:table-cell office:value-type="float" office:value="27.7249928379183" calcext:value-type="float">
            <text:p>27.725</text:p>
          </table:table-cell>
          <table:table-cell office:value-type="float" office:value="0.75958798419724" calcext:value-type="float">
            <text:p>0.75959</text:p>
          </table:table-cell>
          <table:table-cell office:value-type="float" office:value="14029.6322021484" calcext:value-type="float">
            <text:p>14029.63</text:p>
          </table:table-cell>
          <table:table-cell office:value-type="float" office:value="6127.46618652344" calcext:value-type="float">
            <text:p>6127.4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1.57" calcext:value-type="float">
            <text:p>11.570</text:p>
          </table:table-cell>
          <table:table-cell office:value-type="float" office:value="28.4042815298394" calcext:value-type="float">
            <text:p>28.404</text:p>
          </table:table-cell>
          <table:table-cell office:value-type="float" office:value="0.784743352118612" calcext:value-type="float">
            <text:p>0.78474</text:p>
          </table:table-cell>
          <table:table-cell office:value-type="float" office:value="11703.9106445313" calcext:value-type="float">
            <text:p>11703.91</text:p>
          </table:table-cell>
          <table:table-cell office:value-type="float" office:value="5024.91516113281" calcext:value-type="float">
            <text:p>5024.92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2.8" calcext:value-type="float">
            <text:p>12.800</text:p>
          </table:table-cell>
          <table:table-cell office:value-type="float" office:value="28.3835022815345" calcext:value-type="float">
            <text:p>28.384</text:p>
          </table:table-cell>
          <table:table-cell office:value-type="float" office:value="0.779648785396805" calcext:value-type="float">
            <text:p>0.77965</text:p>
          </table:table-cell>
          <table:table-cell office:value-type="float" office:value="13552.7380371094" calcext:value-type="float">
            <text:p>13552.74</text:p>
          </table:table-cell>
          <table:table-cell office:value-type="float" office:value="6059.685546875" calcext:value-type="float">
            <text:p>6059.69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4.1" calcext:value-type="float">
            <text:p>14.100</text:p>
          </table:table-cell>
          <table:table-cell office:value-type="float" office:value="28.6762157706085" calcext:value-type="float">
            <text:p>28.676</text:p>
          </table:table-cell>
          <table:table-cell office:value-type="float" office:value="0.78799930530921" calcext:value-type="float">
            <text:p>0.78800</text:p>
          </table:table-cell>
          <table:table-cell office:value-type="float" office:value="13456.7133789063" calcext:value-type="float">
            <text:p>13456.71</text:p>
          </table:table-cell>
          <table:table-cell office:value-type="float" office:value="6045.17596435547" calcext:value-type="float">
            <text:p>6045.1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5.4" calcext:value-type="float">
            <text:p>15.400</text:p>
          </table:table-cell>
          <table:table-cell office:value-type="float" office:value="28.9214242687633" calcext:value-type="float">
            <text:p>28.921</text:p>
          </table:table-cell>
          <table:table-cell office:value-type="float" office:value="0.794895373278274" calcext:value-type="float">
            <text:p>0.79490</text:p>
          </table:table-cell>
          <table:table-cell office:value-type="float" office:value="13227.2185058594" calcext:value-type="float">
            <text:p>13227.22</text:p>
          </table:table-cell>
          <table:table-cell office:value-type="float" office:value="5960.39624023438" calcext:value-type="float">
            <text:p>5960.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482390.595867999" calcext:value-type="float">
            <text:p>482390.595867999</text:p>
          </table:table-cell>
          <table:table-cell table:style-name="ce6" office:value-type="float" office:value="1722367.66803694" calcext:value-type="float">
            <text:p>1722367.6680369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13">
          <table:table-cell/>
          <table:table-cell table:style-name="Default" table:number-columns-repeated="5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00/00/00</text:date>, <text:time style:data-style-name="N2" text:time-value="20:21:17.76426099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20-01-04T22:10:51.900538646</dc:date>
    <meta:editing-duration>PT4H3M43S</meta:editing-duration>
    <meta:editing-cycles>16</meta:editing-cycles>
    <meta:generator>LibreOffice/6.3.4.2.0$Linux_X86_64 LibreOffice_project/30$Build-2</meta:generator>
    <meta:document-statistic meta:table-count="8" meta:cell-count="704" meta:object-count="0"/>
  </office:meta>
</office:document-meta>
</file>